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ToolSettings.getPresentation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DefaultSmtpConfig( SmtpConfiguration defaultSmtp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DefaultSmsConfig( SmsConfiguration defaultSms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getSettingsPassphr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getAdminTool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PresentationBaseUrl( String presentation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AdminToolPassword( String adminTool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getDefaultSms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getDefaultConnectio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PasscodePromptEnabled( boolean passcodePrompt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SettingsPassphrase( String settingsPass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isPasscodePromp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getDefaultSmtp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ToolSettings.setDefaultConnectionInfo( ConnectionInfo defaultConnect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